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atolie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stantinopl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èc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banie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snie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rbie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ulgari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lgrad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alachie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ldavi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imée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iev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oscou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int-Pétersbourg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iga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ituanie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uthénie Blanche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olhynie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alicie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ublin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insk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arsovi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uss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snanie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ettin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ecklemburg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anovre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erlin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ax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ilési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hème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egensburg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unich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yrol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ienn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rinthi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roati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udapest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ransylvani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almati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latinat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ess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Westphali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olland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landres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hénani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orrain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avoi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iémont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ilan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Vénéti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oscane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apauté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pulie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aples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ardaign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icil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unisi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lgérie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roc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ndalousi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astill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ragon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quitaine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anguedoc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rovence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ordeaux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ourgogne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hampagne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ris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Brest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icardi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ondres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Bristol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Irland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York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Ecoss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anemark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uèd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orvèg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Finlande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orse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er Noire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er Egée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editeranée Orientale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er Ionienne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er Adriatique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er Tyrrhénienne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editeranée Occidentale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olfe de Lyon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tlantique Moyen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olfe de Gascogne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a Manche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anal Saint Georges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tlantique Extérieur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er de Norvège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er du Nord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aie de Héligoland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étroit de Skaggerak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er Baltique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olfe de Botni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2T16:52:45.747389222</meta:creation-date>
    <dc:date>2024-01-02T16:59:28.368308711</dc:date>
    <meta:editing-duration>PT6M11S</meta:editing-duration>
    <meta:editing-cycles>2</meta:editing-cycles>
    <meta:generator>LibreOffice/7.4.7.2$Linux_X86_64 LibreOffice_project/40$Build-2</meta:generator>
    <meta:document-statistic meta:table-count="1" meta:cell-count="306" meta:object-count="0"/>
  </office:meta>
</office:document-meta>
</file>